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15.61mm"/>
    </style:style>
    <style:style style:name="co4" style:family="table-column">
      <style:table-column-properties fo:break-before="auto" style:column-width="17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MÁXIMO</text:p>
          </table:table-cell>
          <table:table-cell/>
          <table:table-cell table:number-columns-repeated="2" table:style-name="ce1" office:value-type="string" calcext:value-type="string">
            <text:p>metro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lectrónica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uminio</text:p>
          </table:table-cell>
          <table:table-cell table:formula="of:=[.F6]*10.8" office:value-type="float" office:value="24.3" calcext:value-type="float">
            <text:p>24,3</text:p>
          </table:table-cell>
          <table:table-cell table:formula="of:=[.G6]*9" office:value-type="float" office:value="35.1" calcext:value-type="float">
            <text:p>35,1</text:p>
          </table:table-cell>
          <table:table-cell/>
          <table:table-cell table:formula="of:=(5*0.15)+(6*0.25)" office:value-type="float" office:value="2.25" calcext:value-type="float">
            <text:p>2,25</text:p>
          </table:table-cell>
          <table:table-cell table:formula="of:=(5*0.3+6*0.4)" office:value-type="float" office:value="3.9" calcext:value-type="float">
            <text:p>3,9</text:p>
          </table:table-cell>
        </table:table-row>
        <table:table-row table:style-name="ro1">
          <table:table-cell/>
          <table:table-cell office:value-type="string" calcext:value-type="string">
            <text:p>Extrusor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sor</text:p>
          </table:table-cell>
          <table:table-cell office:value-type="float" office:value="12.45" calcext:value-type="float">
            <text:p>12,45</text:p>
          </table:table-cell>
          <table:table-cell office:value-type="float" office:value="15.9" calcext:value-type="float">
            <text:p>15,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es</text:p>
          </table:table-cell>
          <table:table-cell table:formula="of:=5*10" office:value-type="float" office:value="50" calcext:value-type="float">
            <text:p>50</text:p>
          </table:table-cell>
          <table:table-cell table:formula="of:=5*15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sillo/Roscada</text:p>
          </table:table-cell>
          <table:table-cell table:formula="of:=0.9" office:value-type="float" office:value="0.9" calcext:value-type="float">
            <text:p>0,9</text:p>
          </table:table-cell>
          <table:table-cell table:formula="of:=2*1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ente C.C.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ma Caliente</text:p>
          </table:table-cell>
          <table:table-cell office:value-type="float" office:value="7.83" calcext:value-type="float">
            <text:p>7,8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ruptor C.A.</text:p>
          </table:table-cell>
          <table:table-cell office:value-type="float" office:value="3.5" calcext:value-type="float">
            <text:p>3,5</text:p>
          </table:table-cell>
          <table:table-cell office:value-type="float" office:value="4.25" calcext:value-type="float">
            <text:p>4,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ector IEC</text:p>
          </table:table-cell>
          <table:table-cell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reas</text:p>
          </table:table-cell>
          <table:table-cell table:formula="of:=[.F15]*1.2" office:value-type="float" office:value="1.2" calcext:value-type="float">
            <text:p>1,2</text:p>
          </table:table-cell>
          <table:table-cell table:formula="of:=[.G15]*1.6" office:value-type="float" office:value="2.72" calcext:value-type="float">
            <text:p>2,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/>
          <table:table-cell office:value-type="string" calcext:value-type="string">
            <text:p>Fleje acer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tiladores</text:p>
          </table:table-cell>
          <table:table-cell table:formula="of:=2*3.25+4.5" office:value-type="float" office:value="11" calcext:value-type="float">
            <text:p>11</text:p>
          </table:table-cell>
          <table:table-cell table:formula="of:=2*12+9.5" office:value-type="float" office:value="33.5" calcext:value-type="float">
            <text:p>33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CD</text:p>
          </table:table-cell>
          <table:table-cell office:value-type="float" office:value="13.5" calcext:value-type="float">
            <text:p>13,5</text:p>
          </table:table-cell>
          <table:table-cell office:value-type="float" office:value="23.39" calcext:value-type="float">
            <text:p>23,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leas</text:p>
          </table:table-cell>
          <table:table-cell table:formula="of:=2*2.3+2*1.2" office:value-type="float" office:value="7" calcext:value-type="float">
            <text:p>7</text:p>
          </table:table-cell>
          <table:table-cell table:formula="of:=2*2.3+2*1.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damientos</text:p>
          </table:table-cell>
          <table:table-cell table:formula="of:=6*1.45" office:value-type="float" office:value="8.7" calcext:value-type="float">
            <text:p>8,7</text:p>
          </table:table-cell>
          <table:table-cell table:formula="of:=6*1.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rnillería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bles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rillas lisas</text:p>
          </table:table-cell>
          <table:table-cell table:formula="of:=4*4" office:value-type="float" office:value="16" calcext:value-type="float">
            <text:p>16</text:p>
          </table:table-cell>
          <table:table-cell table:formula="of:=4*5.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icionadores</text:p>
          </table:table-cell>
          <table:table-cell table:formula="of:=8*1.9" office:value-type="float" office:value="15.2" calcext:value-type="float">
            <text:p>15,2</text:p>
          </table:table-cell>
          <table:table-cell table:formula="of:=8*2.1" office:value-type="float" office:value="16.8" calcext:value-type="float">
            <text:p>16,8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5:.C24])" office:value-type="float" office:value="306.08" calcext:value-type="float">
            <text:p>306,08</text:p>
          </table:table-cell>
          <table:table-cell table:formula="of:=SUM([.D5:.D24])" office:value-type="float" office:value="508.01" calcext:value-type="float">
            <text:p>508,01</text:p>
          </table:table-cell>
          <table:table-cell table:style-name="ce1" office:value-type="string" calcext:value-type="string">
            <text:p>EURO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11:18:35.317985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5:17:04.667324548</meta:creation-date>
    <dc:date>2020-02-21T11:21:20.320524100</dc:date>
    <meta:editing-duration>PT1H15M1S</meta:editing-duration>
    <meta:editing-cycles>12</meta:editing-cycles>
    <meta:generator>LibreOffice/6.1.5.2$Linux_X86_64 LibreOffice_project/10$Build-2</meta:generator>
    <meta:document-statistic meta:table-count="1" meta:cell-count="72" meta:object-count="0"/>
  </office:meta>
</office:document-meta>
</file>